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text-properties officeooo:paragraph-rsid="0fc0c632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db91b2"/>
    </style:style>
    <style:style style:name="P48" style:family="paragraph" style:parent-style-name="Standard">
      <style:text-properties officeooo:rsid="0dde9a1c" officeooo:paragraph-rsid="0fdc081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0" style:family="paragraph" style:parent-style-name="Standard">
      <style:text-properties officeooo:paragraph-rsid="0fc35f88"/>
    </style:style>
    <style:style style:name="P51" style:family="paragraph" style:parent-style-name="Standard">
      <style:text-properties officeooo:paragraph-rsid="0fc8b815"/>
    </style:style>
    <style:style style:name="P52" style:family="paragraph" style:parent-style-name="Standard">
      <style:text-properties officeooo:paragraph-rsid="0fce858d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text-properties officeooo:paragraph-rsid="0fd0b68a"/>
    </style:style>
    <style:style style:name="P55" style:family="paragraph" style:parent-style-name="Standard">
      <style:text-properties officeooo:paragraph-rsid="0fd655f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e38fc62"/>
    </style:style>
    <style:style style:name="P61" style:family="paragraph" style:parent-style-name="Standard">
      <style:paragraph-properties fo:text-align="center" style:justify-single-word="false"/>
      <style:text-properties officeooo:paragraph-rsid="0e82f1b0"/>
    </style:style>
    <style:style style:name="P62" style:family="paragraph" style:parent-style-name="Standard">
      <style:paragraph-properties fo:text-align="center" style:justify-single-word="false"/>
      <style:text-properties officeooo:paragraph-rsid="103a8b8d"/>
    </style:style>
    <style:style style:name="P63" style:family="paragraph" style:parent-style-name="Standard">
      <style:paragraph-properties fo:text-align="center" style:justify-single-word="false"/>
      <style:text-properties officeooo:paragraph-rsid="10460ef1"/>
    </style:style>
    <style:style style:name="P64" style:family="paragraph" style:parent-style-name="Standard">
      <style:text-properties officeooo:paragraph-rsid="103a8b8d"/>
    </style:style>
    <style:style style:name="P65" style:family="paragraph" style:parent-style-name="Standard">
      <style:text-properties officeooo:rsid="103c421a" officeooo:paragraph-rsid="103c421a"/>
    </style:style>
    <style:style style:name="P66" style:family="paragraph" style:parent-style-name="Standard">
      <style:text-properties officeooo:rsid="103cd3c9" officeooo:paragraph-rsid="103cd3c9"/>
    </style:style>
    <style:style style:name="P67" style:family="paragraph" style:parent-style-name="Standard">
      <style:text-properties officeooo:rsid="103d9705" officeooo:paragraph-rsid="103d9705"/>
    </style:style>
    <style:style style:name="P68" style:family="paragraph" style:parent-style-name="Standard">
      <style:text-properties officeooo:paragraph-rsid="10414f85"/>
    </style:style>
    <style:style style:name="P69" style:family="paragraph" style:parent-style-name="Standard">
      <style:text-properties officeooo:rsid="104324ed" officeooo:paragraph-rsid="104324ed"/>
    </style:style>
    <style:style style:name="P70" style:family="paragraph" style:parent-style-name="Standard">
      <style:text-properties officeooo:rsid="10460ef1" officeooo:paragraph-rsid="10460ef1"/>
    </style:style>
    <style:style style:name="P71" style:family="paragraph" style:parent-style-name="Standard">
      <style:text-properties officeooo:rsid="104ba919" officeooo:paragraph-rsid="104bbe03"/>
    </style:style>
    <style:style style:name="P72" style:family="paragraph" style:parent-style-name="Standard">
      <style:text-properties officeooo:paragraph-rsid="104bbe03"/>
    </style:style>
    <style:style style:name="P73" style:family="paragraph" style:parent-style-name="Standard">
      <style:text-properties officeooo:rsid="104d5027" officeooo:paragraph-rsid="104d5027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6fd28d"/>
    </style:style>
    <style:style style:name="P76" style:family="paragraph" style:parent-style-name="Standard">
      <style:text-properties officeooo:paragraph-rsid="107a7646"/>
    </style:style>
    <style:style style:name="P77" style:family="paragraph" style:parent-style-name="Standard">
      <style:text-properties officeooo:paragraph-rsid="1087d72e"/>
    </style:style>
    <style:style style:name="P78" style:family="paragraph" style:parent-style-name="Footnote">
      <style:text-properties officeooo:paragraph-rsid="1094fa2b"/>
    </style:style>
    <style:style style:name="P79" style:family="paragraph" style:parent-style-name="Footnote">
      <style:text-properties officeooo:paragraph-rsid="10a1361c" fo:background-color="transparent"/>
    </style:style>
    <style:style style:name="P80" style:family="paragraph" style:parent-style-name="Standard">
      <style:text-properties officeooo:paragraph-rsid="10a2818a"/>
    </style:style>
    <style:style style:name="P8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2" style:family="paragraph" style:parent-style-name="Standard" style:list-style-name="L1">
      <style:paragraph-properties fo:break-before="page"/>
      <style:text-properties officeooo:paragraph-rsid="0fd655f2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style:font-size-asian="10pt" style:font-size-complex="10pt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0f28d107"/>
    </style:style>
    <style:style style:name="T22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 officeooo:rsid="10a5d07d"/>
    </style:style>
    <style:style style:name="T224" style:family="text">
      <style:text-properties officeooo:rsid="103c421a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4d5027" style:font-weight-asian="bold" style:font-weight-complex="bold"/>
    </style:style>
    <style:style style:name="T227" style:family="text">
      <style:text-properties officeooo:rsid="1061b5b8"/>
    </style:style>
    <style:style style:name="T228" style:family="text">
      <style:text-properties officeooo:rsid="1069ed98"/>
    </style:style>
    <style:style style:name="T229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1"><text:span text:style-name="Strong_20_Emphasis"><text:span text:style-name="T127">Checklist for installing</text:span></text:span><text:span text:style-name="T151">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2"><text:s/></text:span><text:span text:style-name="T156">LTS</text:span><text:span text:style-name="T153"><text:note text:id="ftn1" text:note-class="footnote"><text:note-citation>1</text:note-citation><text:note-body><text:p text:style-name="P24"><text:span text:style-name="T138">L</text:span><text:span text:style-name="T139">TS stands for Long-Term Support, and this </text:span><text:span text:style-name="T146">June</text:span><text:span text:style-name="T140"> </text:span><text:span text:style-name="Strong_20_Emphasis"><text:span text:style-name="T84"><text:user-field-get text:name="Releaseyear">2023</text:user-field-get></text:span></text:span><text:span text:style-name="T142"><text:s/>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T148"><text:s/></text:span><text:span text:style-name="T150">LTS</text:span><text:span text:style-name="T140"> </text:span><text:span text:style-name="T149"><text:user-field-get text:name="Edition">Server</text:user-field-get></text:span><text:span text:style-name="T140"><text:s/></text:span><text:span text:style-name="T141">(</text:span><text:span text:style-name="T139">codenamed</text:span><text:span text:style-name="T141"> </text:span><text:span text:style-name="T145">bookworm</text:span><text:span text:style-name="T141">) </text:span><text:span text:style-name="T139">will be </text:span><text:span text:style-name="T144">supported</text:span><text:span text:style-name="T139"> for five years until </text:span><text:span text:style-name="T146">June</text:span><text:span text:style-name="T140"> </text:span><text:span text:style-name="T138">202</text:span><text:span text:style-name="T146">8</text:span><text:span text:style-name="T143">.</text:span></text:p></text:note-body></text:note></text:span><text:span text:style-name="T154"> </text:span><text:span text:style-name="T154"><text:user-field-get text:name="Edition">Server</text:user-field-get></text:span><text:span text:style-name="T155">.</text:span></text:p>
      <text:p text:style-name="P39"/>
      <text:p text:style-name="P37"><text:span text:style-name="T16">Fill in the </text:span><text:span text:style-name="Strong_20_Emphasis"><text:span text:style-name="T212"><text:s/></text:span></text:span><text:span text:style-name="Strong_20_Emphasis"><text:span text:style-name="T213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1"><text:span text:style-name="Definition"><text:span text:style-name="T220">user</text:span></text:span><text:span text:style-name="T168"><text:tab/><text:tab/></text:span><text:span text:style-name="T167"> <text:tab/><text:tab/><text:tab/> </text:span><text:span text:style-name="T169"><draw:control text:anchor-type="as-char" svg:y="-0.4cm" draw:z-index="16" draw:name="Gebruiker 1" draw:style-name="gr1" draw:text-style-name="P86" svg:width="6.4cm" svg:height="0.6cm" draw:control="control17"><svg:title>Gebruiker</svg:title><svg:desc>Volledige naam, bijv. Jan Stek</svg:desc></draw:control></text:span><text:span text:style-name="T169"><text:s text:c="2"/></text:span><text:span text:style-name="T170">[</text:span><text:span text:style-name="T172">F</text:span><text:span text:style-name="T173">ull </text:span><text:span text:style-name="T162">na</text:span><text:span text:style-name="T163">me,</text:span><text:span text:style-name="T162"> </text:span><text:span text:style-name="T163">e.g.</text:span><text:span text:style-name="T162"> </text:span><text:span text:style-name="T164">J</text:span><text:span text:style-name="T180">oh</text:span><text:span text:style-name="T164">n </text:span><text:span text:style-name="T166">Doe</text:span><text:span text:style-name="T179">]</text:span></text:p>
      <text:p text:style-name="P80"><text:span text:style-name="Definition"><text:span text:style-name="T161">USER</text:span></text:span><text:span text:style-name="Definition"><text:span text:style-name="T219">na</text:span></text:span><text:span text:style-name="Definition"><text:span text:style-name="T221">me</text:span></text:span><text:span text:style-name="T160"><text:tab/><text:tab/><text:tab/> </text:span><text:span text:style-name="T160"><draw:control text:anchor-type="as-char" svg:y="-0.4cm" draw:z-index="17" draw:name="Gberuikersnaam 2" draw:style-name="gr1" draw:text-style-name="P86" svg:width="6.4cm" svg:height="0.6cm" draw:control="control18"><svg:title>Gebruikersnaam</svg:title><svg:desc>Korte naam, bijv. jan</svg:desc></draw:control></text:span><text:span text:style-name="T16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8">j</text:span><text:span text:style-name="T131">oh</text:span><text:span text:style-name="T128">n</text:span><text:span text:style-name="T130">]</text:span></text:p>
      <text:p text:style-name="P41"><text:span text:style-name="Definition"><text:span text:style-name="T223">serv</text:span></text:span><text:span text:style-name="Definition"><text:span text:style-name="T219">ERNA</text:span></text:span><text:span text:style-name="Definition"><text:span text:style-name="T221">me</text:span></text:span><text:span text:style-name="T181"><text:tab/><text:tab/> </text:span><text:span text:style-name="T219"><draw:control text:anchor-type="as-char" svg:y="-0.4cm" draw:z-index="18" draw:name="Computernaam 1" draw:style-name="gr1" draw:text-style-name="P86" svg:width="6.4cm" svg:height="0.6cm" draw:control="control19"><svg:title>Computernaam</svg:title><svg:desc>Unieke naam van de computer</svg:desc></draw:control></text:span><text:span text:style-name="T219"><text:s text:c="2"/></text:span><text:span text:style-name="T184">[</text:span><text:span text:style-name="T188">N</text:span><text:span text:style-name="T182">a</text:span><text:span text:style-name="T185">me of the</text:span><text:span text:style-name="T182"> </text:span><text:span text:style-name="T189">server</text:span><text:span text:style-name="T183">, </text:span><text:span text:style-name="T185">e.g.</text:span><text:span text:style-name="T186"> </text:span><text:span text:style-name="T189">sv</text:span><text:span text:style-name="T187">02</text:span><text:span text:style-name="T184">]</text:span></text:p>
      <text:p text:style-name="P41"><text:span text:style-name="Definition"><text:span text:style-name="T191">USER</text:span></text:span><text:span text:style-name="T190"><text:tab/><text:tab/></text:span><text:span text:style-name="T167"> <text:tab/><text:tab/><text:tab/> </text:span><text:span text:style-name="T169"><draw:control text:anchor-type="as-char" svg:y="-0.4cm" draw:z-index="19" draw:name="Gebruiker 2" draw:style-name="gr1" draw:text-style-name="P86" svg:width="6.4cm" svg:height="0.6cm" draw:control="control20"><svg:title>Gebruiker</svg:title><svg:desc>Volledige naam, bijv. Jan Stek</svg:desc></draw:control></text:span><text:span text:style-name="T169"><text:s text:c="2"/></text:span><text:span text:style-name="T170">[</text:span><text:span text:style-name="T172">F</text:span><text:span text:style-name="T171">ull </text:span><text:span text:style-name="T174">na</text:span><text:span text:style-name="T175">me</text:span><text:span text:style-name="T174"> possibly </text:span><text:span text:style-name="T176">2</text:span><text:span text:style-name="T204">nd</text:span><text:span text:style-name="T176"> </text:span><text:span text:style-name="T177">user</text:span><text:span text:style-name="T165">]</text:span></text:p>
      <text:p text:style-name="P80"><text:span text:style-name="Definition"><text:span text:style-name="T191">USERN</text:span></text:span><text:span text:style-name="Definition"><text:span text:style-name="T192">a</text:span></text:span><text:span text:style-name="Definition"><text:span text:style-name="T193">me</text:span></text:span><text:span text:style-name="Definition"><text:span text:style-name="T198"><text:tab/><text:tab/><text:tab/> </text:span></text:span><text:span text:style-name="T160"><draw:control text:anchor-type="as-char" svg:y="-0.4cm" draw:z-index="20" draw:name="Gberuikersnaam 1" draw:style-name="gr1" draw:text-style-name="P86" svg:width="6.4cm" svg:height="0.6cm" draw:control="control21"><svg:title>Gebruikersnaam</svg:title><svg:desc>Korte naam, bijv. jan</svg:desc></draw:control></text:span><text:span text:style-name="T160"><text:s text:c="2"/></text:span><text:span text:style-name="T195">[</text:span><text:span text:style-name="T197">U</text:span><text:span text:style-name="T196">ser</text:span><text:span text:style-name="T194"> </text:span><text:span text:style-name="T201">na</text:span><text:span text:style-name="T202">me</text:span><text:span text:style-name="T201"> possibly </text:span><text:span text:style-name="T203">2</text:span><text:span text:style-name="T205">nd</text:span><text:span text:style-name="T203"> </text:span><text:span text:style-name="T200">user</text:span><text:span text:style-name="T199">]</text:span></text:p>
      <text:p text:style-name="P41"><text:span text:style-name="T132">Replace the </text:span><text:span text:style-name="T133">underlined</text:span><text:span text:style-name="T132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2">.</text:span></text:p>
      <text:p text:style-name="P4"/>
      <text:p text:style-name="P4"/>
      <text:p text:style-name="P40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8"/>
      <text:p text:style-name="P40"><text:span text:style-name="Strong_20_Emphasis"><text:span text:style-name="T28"/></text:span></text:p>
      <text:list xml:id="list2570532244" text:style-name="L1">
        <text:list-item>
          <text:p text:style-name="P83"><text:bookmark-start text:name="__RefNumPara__4083_1271708128"/>Prepar<text:span text:style-name="T227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0" draw:name="Vorm3" draw:style-name="gr2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2" draw:name="Vorm 5" draw:style-name="gr2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89">Login any additional </text:span></text:span><text:span text:style-name="Definition"><text:span text:style-name="T207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6" draw:name="Vorm4" draw:style-name="gr2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4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5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" draw:name="Vorm6" draw:style-name="gr2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3" draw:name="Vorm 7" draw:style-name="gr2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31838321022236" text:continue-numbering="true" text:style-name="L1">
        <text:list-item>
          <text:p text:style-name="P82"><text:bookmark-start text:name="__RefNumPara__4009_12717081281"/><text:span text:style-name="Strong_20_Emphasis"><text:span text:style-name="T134">Perform installation</text:span></text:span><text:bookmark-end text:name="__RefNumPara__4009_12717081281"/></text:p>
        </text:list-item>
      </text:list>
      <text:p text:style-name="P55"><text:span text:style-name="Strong_20_Emphasis"><text:span text:style-name="T13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4"><draw:control text:anchor-type="as-char" draw:z-index="2" draw:name="Vorm9" draw:style-name="gr2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35">Boot the computer from</text:span><text:span text:style-name="T136"><text:note text:id="ftn4" text:note-class="footnote"><text:note-citation>1</text:note-citation><text:note-body><text:p text:style-name="P79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5">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8">From a Live USB stick you can boot and work with </text:span><text:span text:style-name="Strong_20_Emphasis"><text:span text:style-name="T137"><text:user-field-get text:name="Distro">Debian</text:user-field-get></text:span></text:span><text:span text:style-name="Strong_20_Emphasis"><text:span text:style-name="T137"><text:s/></text:span></text:span><text:span text:style-name="T208">without modifying any files on the hard drive and also allows installation of </text:span><text:span text:style-name="Strong_20_Emphasis"><text:span text:style-name="T137"><text:user-field-get text:name="Distro">Debian</text:user-field-get></text:span></text:span><text:span text:style-name="Strong_20_Emphasis"><text:span text:style-name="T137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78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09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3" draw:name="Vorm13" draw:style-name="gr2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1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5">Click on <text:span text:style-name="T225">other</text:span>.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6">Click on <text:span text:style-name="T225">Europe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7">Click on <text:span text:style-name="T225">Netherlands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><text:span text:style-name="Strong_20_Emphasis"><text:span text:style-name="T54"><draw:control text:anchor-type="as-char" draw:z-index="14" draw:name="Vorm 1" draw:style-name="gr2" draw:text-style-name="P8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3"><text:span text:style-name="Strong_20_Emphasis"><text:span text:style-name="T54"><draw:control text:anchor-type="as-char" draw:z-index="15" draw:name="Vorm 2" draw:style-name="gr2" draw:text-style-name="P8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0"><text:span text:style-name="T229">At</text:span><text:span text:style-name="T228"> </text:span><text:span text:style-name="T225">Set up users and passwords</text:span><text:span text:style-name="T228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9">Don<text:span text:style-name="T157">'t set </text:span><text:span text:style-name="T159">Root</text:span><text:span text:style-name="T157"> pass</text:span><text:span text:style-name="T158">w</text:span><text:span text:style-name="T157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Enter <text:span text:style-name="T225">User </text:span><text:span text:style-name="T226">n</text:span><text:span text:style-name="T225">ame for you</text:span><text:span text:style-name="T226">r</text:span><text:span text:style-name="T225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131837057760214" text:continue-numbering="true" text:style-name="L1">
        <text:list-item>
          <text:p text:style-name="P85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4" draw:name="Vorm22" draw:style-name="gr2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54"><draw:control text:anchor-type="as-char" draw:z-index="7" draw:name="Vorm4_1" draw:style-name="gr2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6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5" draw:name="Vorm33" draw:style-name="gr2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3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5"/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1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31837236516209" text:continue-numbering="true" text:style-name="L1">
        <text:list-item>
          <text:p text:style-name="P84"><text:span text:style-name="Strong_20_Emphasis"><text:span text:style-name="T14">P</text:span></text:span><text:span text:style-name="Strong_20_Emphasis"><text:span text:style-name="T21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8" draw:name="Vorm36_0" draw:style-name="gr2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10" draw:name="Vorm36_ 1" draw:style-name="gr2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6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9" draw:name="Vorm36_2" draw:style-name="gr2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11" draw:name="Vorm36_ 2" draw:style-name="gr2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2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74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4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6">LTS 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5"/>
      <text:p text:style-name="P42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42"><text:user-field-get text:name="Releaseyear">2023</text:user-field-get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2-05T13:18:36.368473065">05/12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2-05T13:18:36.215939329</dc:date>
    <meta:keyword>Installatie</meta:keyword>
    <meta:keyword>Checklist</meta:keyword>
    <meta:keyword>Linux</meta:keyword>
    <meta:editing-cycles>6965</meta:editing-cycles>
    <meta:editing-duration>P12DT6H58M5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2" meta:character-count="2800" meta:non-whitespace-character-count="2382"/>
    <meta:user-defined meta:name="Info 1"/>
    <meta:user-defined meta:name="Info 2"/>
    <meta:user-defined meta:name="Info 3"/>
    <meta:user-defined meta:name="Info 4"/>
  </office:meta>
</office:document-meta>
</file>